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260" officeooo:paragraph-rsid="00057260"/>
    </style:style>
    <style:style style:name="T1" style:family="text">
      <style:text-properties officeooo:rsid="00076ab6"/>
    </style:style>
    <style:style style:name="T2" style:family="text">
      <style:text-properties officeooo:rsid="000845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ant qu’utilisateur je veux :</text:p>
      <text:p text:style-name="P1"/>
      <text:p text:style-name="P1">- pouvoir choisir l’hôtel dans lequel je réserve.</text:p>
      <text:p text:style-name="P1">- choisir les dates d’entrée et de sortie pour mon séjour.</text:p>
      <text:p text:style-name="P1">- pouvoir consulter les plages temps disponibles à l’avance.</text:p>
      <text:p text:style-name="P1">- pouvoir réserver le séjour que j’ai choisi.</text:p>
      <text:p text:style-name="P1">- pouvoir voir le type de chambre disponibles.</text:p>
      <text:p text:style-name="P1">- savoir les différents services disponibles à l’intérieur du complexe hôtelier.</text:p>
      <text:p text:style-name="P1">- connaître les horaires d’ouverture des différents services proposés.</text:p>
      <text:p text:style-name="P1">- pouvoir laisser un avis sur mon séjour.</text:p>
      <text:p text:style-name="P1">- consulter les blogs des hôtels.</text:p>
      <text:p text:style-name="P1">- pouvoir contacter les hôtels <text:span text:style-name="T1">pour avoir plus d’informations.</text:span></text:p>
      <text:p text:style-name="P1">- <text:span text:style-name="T2">pouvoir souscrire à une newsletter.</text:span></text:p>
      <text:p text:style-name="P1">- <text:span text:style-name="T2">accéder aux réseaux sociaux des hôt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8:34:40.921120570</meta:creation-date>
    <dc:date>2018-07-30T16:58:44.875483372</dc:date>
    <meta:editing-duration>PT7H53M33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106" meta:character-count="654" meta:non-whitespace-character-count="561"/>
  </office:meta>
</office:document-meta>
</file>